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www.fimfiction.net/story/356092/the-horrifically-horrible-kidnapping-of-princess-flurry-heart" text:style-name="Internet_20_link" text:visited-style-name="Visited_20_Internet_20_Link"><text:span text:style-name="T1">https://www.fimfiction.net/story/356092/the-horrifically-horrible-kidnapping-of-princess-flurry-heart</text:span></text:a></text:p>
      <text:p text:style-name="P1"/>
      <text:p text:style-name="P2">Gdyby pisanie opowiadań było podobne do gotowania, to przepis na THHKoPFH byłby banalny - do miski wrzucić wszystkich złoczyńców z serialu, dorzucić miniaturowego alicorna, dodać kilka kropli Sunbursta dla smaku, po czym całość zalać komedią aż po brzeg naczynia. Piec w temperaturze rozgrzanej do czerwoności klawiatury laptopowej. Jak jednak wygląda rezultat?</text:p>
      <text:p text:style-name="P2"/>
      <text:p text:style-name="P2">Coś zawiodło. Nie wiadomo co - ochrona? Instynkt rodzicielski? Niańki? Cokolwiek to było, w noc, gdy całe Kryształowe Imperium zbiera się na imprezie (łącznie z gwardzistami i władcami), niejaka Flurry Heart zostaje sama i bezbronna w samym środku pałacu, przyciągając uwagę Królowej Chrysalis. I Discorda. I Króla Sombry. Ba, nawet Tireka. Niefortunnie dla grupki straszliwych złoczyńców szybko okazuje się, że po wkradnięciu się do jej pokoiku drzwi zamykają się za nimi i dopiero wtedy zaczyna się prawdziwy horror...</text:p>
      <text:p text:style-name="P2"/>
      <text:p text:style-name="P2">Jak zwykle w wypadku opowiadań naturalbornderpy’ego, głównym źródłem naszej rozrywki są postaci oraz interakcje między nimi. Każdy ze złoczyńców, skuszony możliwością porwania Flurry Heart ma swoje własne plany, metody oraz cele, do których dąży. Niekoniecznie też podchodzą z entuzjazmem do wizji podzielenia się swoją zdobyczą, ale przy tym nie chcą też rozpętać bitwy w dziecięcym pokoju. Sytuacja staje się jeszcze bardziej napięta (i, choć mogłoby się to wydawać trudne do uwierzenia, jeszcze zabawniejsza), gdy okazuje się, że - o zgrozo - małe alicorny z królewskimi rodzicami nie są jednak tak łatwe do porwania jak niektórym by się mogło wydawać i to, co miało być sielską próbą uprowadzenia, przeistacza się w brutalną walkę o przetrwanie. </text:p>
      <text:p text:style-name="P2"/>
      <text:p text:style-name="P2">Co najważniejsze - THHKoPFH autentycznie śmieszy. Naturalbornderpy potrafi wziąć postacie z serialu i przypisać im cechy, których byśmy się po nich nie spodziewali, ale które - jak się zastanowić - do nich pasują, przez co potrafi to bawić, nie psując zanadto immersji. Powiem więcej, takie niewielkie opowiadania jak to, dałoby się pewnie bez problemu, z niewielkimi poprawkami (jak np. wycięcie dość nieparlamentarnego słownictwa Shining Armora czy dodanie wzruszającego morału) przerobić na odcinek serialu.</text:p>
      <text:p text:style-name="P2"/>
      <text:p text:style-name="P2">Stylowi autora nie można absolutnie nic zarzucić. Opowiadanie czyta się szybko, łatwo i, co najważniejsze - przyjemnie. Przebrnięcie przez nie zabiera niewiele czasu, a potrafi poprawić nastrój - czego innego można wymagać od jednorozdziałowej komedyjki? Jeśli ktoś lubi kucykowych złoczyńców, to szczerze polecam. Jeśli ktoś nie lubi, to też <text:s/>polecam - a nuż po przeczytaniu zmieni zdanie.</text:p>
      <text:p text:style-name="P2"/>
      <text:p text:style-name="P2"><text:a xlink:type="simple" xlink:href="https://derpibooru.org/1674774?q=flurry+heart" text:style-name="Internet_20_link" text:visited-style-name="Visited_20_Internet_20_Link"><text:span text:style-name="T1">https://derpibooru.org/1674774?q=flurry+heart</text:span></text:a> - top</text:p>
      <text:p text:style-name="P2"/>
      <text:p text:style-name="P2"><text:a xlink:type="simple" xlink:href="https://derpibooru.org/1652482?q=flurry+heart%2C+sombra" text:style-name="Internet_20_link" text:visited-style-name="Visited_20_Internet_20_Link"><text:span text:style-name="T1">https://derpibooru.org/1652482?q=flurry+heart%2C+sombra</text:span></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378" meta:character-count="2738" meta:non-whitespace-character-count="2366"/>
    <meta:generator>LibreOfficeDev/5.1.0.3$Linux_X86_64 LibreOffice_project/</meta:generator>
  </office:meta>
</office:document-meta>
</file>